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tColorController.submitColor( ColorForm 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tColorController.done( ColorForm 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orForm.getCol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orForm.setColor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